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/ 1.2 KaTeX_Main" svg:font-family="'/ 1.2 KaTeX_Main'" style:font-pitch="variable"/>
    <style:font-face style:name="/ 1.2 KaTeX_Main1" svg:font-family="'/ 1.2 KaTeX_Main'" style:font-family-generic="system" style:font-pitch="variable"/>
    <style:font-face style:name="Calibri" svg:font-family="Calibri" style:font-pitch="variable"/>
    <style:font-face style:name="Courier New" svg:font-family="'Courier New'" style:font-family-generic="roman" style:font-pitch="variable"/>
    <style:font-face style:name="DM Mono" svg:font-family="'DM Mono'" style:font-pitch="variable"/>
    <style:font-face style:name="DM Mono1" svg:font-family="'DM Mono'" style:font-family-generic="system" style:font-pitch="variable"/>
    <style:font-face style:name="Inter" svg:font-family="Inter" style:font-pitch="variable"/>
    <style:font-face style:name="Inter1" svg:font-family="Inter" style:font-family-generic="roman" style:font-pitch="variable"/>
    <style:font-face style:name="Inter2" svg:font-family="Inter" style:font-family-generic="system" style:font-pitch="variable"/>
    <style:font-face style:name="KaTeX_Math" svg:font-family="KaTeX_Math" style:font-pitch="variable"/>
    <style:font-face style:name="KaTeX_Math1" svg:font-family="KaTeX_Math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pitch="variable"/>
    <style:font-face style:name="Segoe UI Symbol" svg:font-family="'Segoe UI Symbol'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2.7cm" fo:margin-left="-0.026cm" fo:margin-top="0cm" fo:margin-bottom="0cm" table:align="left" style:writing-mode="page"/>
    </style:style>
    <style:style style:name="Tabela1.A" style:family="table-column">
      <style:table-column-properties style:column-width="1.718cm"/>
    </style:style>
    <style:style style:name="Tabela1.B" style:family="table-column">
      <style:table-column-properties style:column-width="4.281cm"/>
    </style:style>
    <style:style style:name="Tabela1.C" style:family="table-column">
      <style:table-column-properties style:column-width="6.70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318cm" fo:padding-right="0.318cm" fo:padding-top="0.159cm" fo:padding-bottom="0.159cm" fo:border="none"/>
    </style:style>
    <style:style style:name="P1" style:family="paragraph" style:parent-style-name="Standard">
      <style:text-properties fo:color="#1a1c1e" loext:opacity="100%" style:font-name="Inter1" fo:font-size="10.5pt" fo:language="pt" fo:country="BR" fo:font-style="italic" style:font-name-asian="Inter2" style:font-size-asian="10.5pt" style:language-asian="pt" style:country-asian="BR" style:font-style-asian="italic"/>
    </style:style>
    <style:style style:name="P2" style:family="paragraph" style:parent-style-name="Standard" style:list-style-name="">
      <loext:graphic-properties draw:fill="solid" draw:fill-color="#ffffff"/>
      <style:paragraph-properties fo:orphans="2" fo:widows="2" fo:background-color="#ffffff"/>
    </style:style>
    <style:style style:name="P3" style:family="paragraph" style:parent-style-name="Standard" style:list-style-name="WWNum1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4" style:family="paragraph" style:parent-style-name="Standard">
      <style:text-properties fo:color="#3f3f3f" loext:opacity="100%" fo:language="pt" fo:country="BR" style:language-asian="pt" style:country-asian="BR"/>
    </style:style>
    <style:style style:name="P5" style:family="paragraph" style:parent-style-name="Standard" style:list-style-name="WWNum2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.476cm" style:contextual-spacing="false" style:line-height-at-least="0.529cm" fo:orphans="2" fo:widows="2" fo:background-color="#ffffff"/>
    </style:style>
    <style:style style:name="P7" style:family="paragraph" style:parent-style-name="Standard">
      <loext:graphic-properties draw:fill="solid" draw:fill-color="#ffffff"/>
      <style:paragraph-properties fo:margin-top="0.423cm" fo:margin-bottom="0.476cm" style:contextual-spacing="false" style:line-height-at-least="0.529cm" fo:orphans="2" fo:widows="2" fo:background-color="#ffffff"/>
    </style:style>
    <style:style style:name="P8" style:family="paragraph" style:parent-style-name="Standard">
      <style:paragraph-properties fo:orphans="2" fo:widows="2"/>
      <style:text-properties fo:language="pt" fo:country="BR" style:language-asian="pt" style:country-asian="BR"/>
    </style:style>
    <style:style style:name="P9" style:family="paragraph">
      <loext:graphic-properties draw:fill-color="#000000"/>
      <style:paragraph-properties style:writing-mode="lr-tb"/>
    </style:style>
    <style:style style:name="P10" style:family="paragraph" style:parent-style-name="Standard" style:list-style-name="">
      <loext:graphic-properties draw:fill="solid" draw:fill-color="#ffffff"/>
      <style:paragraph-properties fo:margin-top="0cm" fo:margin-bottom="0.476cm" style:contextual-spacing="false" fo:orphans="2" fo:widows="2" fo:background-color="#ffffff"/>
    </style:style>
    <style:style style:name="P11" style:family="paragraph" style:parent-style-name="Standard">
      <style:paragraph-properties style:line-height-at-least="0.529cm" fo:orphans="2" fo:widows="2">
        <style:tab-stops/>
      </style:paragraph-properties>
    </style:style>
    <style:style style:name="P12" style:family="paragraph" style:parent-style-name="Standard">
      <loext:graphic-properties draw:fill="solid" draw:fill-color="#ffffff"/>
      <style:paragraph-properties style:line-height-at-least="0.529cm" fo:orphans="2" fo:widows="2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Standard">
      <loext:graphic-properties draw:fill="solid" draw:fill-color="#ffffff"/>
      <style:paragraph-properties fo:margin-left="1.27cm" fo:margin-top="0cm" fo:margin-bottom="0.079cm" style:contextual-spacing="false" style:line-height-at-least="0.529cm" fo:orphans="2" fo:widows="2" fo:text-indent="0cm" style:auto-text-indent="false" fo:background-color="#ffffff"/>
    </style:style>
    <style:style style:name="P14" style:family="paragraph" style:parent-style-name="Standard">
      <loext:graphic-properties draw:fill="solid" draw:fill-color="#ffffff"/>
      <style:paragraph-properties fo:margin-left="0.635cm" fo:margin-right="1.058cm" style:line-height-at-least="0.529cm" fo:orphans="2" fo:widows="2" fo:text-indent="0cm" style:auto-text-indent="false" fo:background-color="#ffffff"/>
    </style:style>
    <style:style style:name="T1" style:family="text">
      <style:text-properties fo:color="#1a1c1e" loext:opacity="100%" style:font-name="Inter1" fo:font-size="10.5pt" fo:language="pt" fo:country="BR" fo:font-style="italic" fo:font-weight="bold" style:font-name-asian="Inter2" style:font-size-asian="10.5pt" style:language-asian="pt" style:country-asian="BR" style:font-style-asian="italic" style:font-weight-asian="bold"/>
    </style:style>
    <style:style style:name="T2" style:family="text">
      <style:text-properties fo:color="#1a1c1e" loext:opacity="100%" style:font-name="Inter" fo:font-size="10.5pt" fo:language="pt" fo:country="BR" fo:font-style="italic" fo:font-weight="bold" fo:background-color="#ffff00" loext:char-shading-value="0" style:font-name-asian="Inter2" style:font-size-asian="10.5pt" style:language-asian="pt" style:country-asian="BR" style:font-style-asian="italic" style:font-weight-asian="bold"/>
    </style:style>
    <style:style style:name="T3" style:family="text">
      <style:text-properties fo:color="#1a1c1e" loext:opacity="100%" style:font-name="Inter1" fo:font-size="10.5pt" fo:language="pt" fo:country="BR" fo:font-style="italic" style:font-name-asian="Inter2" style:font-size-asian="10.5pt" style:language-asian="pt" style:country-asian="BR" style:font-style-asian="italic"/>
    </style:style>
    <style:style style:name="T4" style:family="text">
      <style:text-properties fo:color="#1a1c1e" loext:opacity="100%" style:font-name="Inter1" fo:font-size="13.5pt" fo:language="pt" fo:country="BR" fo:font-weight="bold" style:font-name-asian="Inter2" style:font-size-asian="13.5pt" style:language-asian="pt" style:country-asian="BR" style:font-weight-asian="bold"/>
    </style:style>
    <style:style style:name="T5" style:family="text">
      <style:text-properties fo:color="#1a1c1e" loext:opacity="100%" style:font-name="Inter" fo:font-size="13.5pt" fo:language="pt" fo:country="BR" fo:font-weight="bold" fo:background-color="#ffffff" loext:char-shading-value="0" style:font-name-asian="Inter2" style:font-size-asian="13.5pt" style:language-asian="pt" style:country-asian="BR" style:font-weight-asian="bold"/>
    </style:style>
    <style:style style:name="T6" style:family="text">
      <style:text-properties fo:color="#1a1c1e" loext:opacity="100%" style:font-name="Inter1" fo:font-size="10.5pt" fo:language="pt" fo:country="BR" style:font-name-asian="Inter2" style:font-size-asian="10.5pt" style:language-asian="pt" style:country-asian="BR"/>
    </style:style>
    <style:style style:name="T7" style:family="text">
      <style:text-properties fo:color="#1a1c1e" loext:opacity="100%" style:font-name="Inter" fo:font-size="10.5pt" fo:language="pt" fo:country="BR" fo:font-weight="bold" fo:background-color="#ffffff" loext:char-shading-value="0" style:font-name-asian="Inter2" style:font-size-asian="10.5pt" style:language-asian="pt" style:country-asian="BR" style:font-weight-asian="bold"/>
    </style:style>
    <style:style style:name="T8" style:family="text">
      <style:text-properties fo:color="#1a1c1e" loext:opacity="100%" style:font-name="Inter" fo:font-size="12pt" fo:language="pt" fo:country="BR" fo:background-color="#ffffff" loext:char-shading-value="0" style:font-name-asian="Inter2" style:font-size-asian="12pt" style:language-asian="pt" style:country-asian="BR" style:font-size-complex="10.5pt" style:language-complex="pt" style:country-complex="BR"/>
    </style:style>
    <style:style style:name="T9" style:family="text">
      <style:text-properties fo:color="#1a1c1e" loext:opacity="100%" style:font-name="Inter" fo:font-size="12pt" fo:language="pt" fo:country="BR" officeooo:rsid="001c802a" fo:background-color="#ffffff" loext:char-shading-value="0" style:font-name-asian="Inter2" style:font-size-asian="12pt" style:language-asian="pt" style:country-asian="BR" style:font-size-complex="10.5pt" style:language-complex="pt" style:country-complex="BR"/>
    </style:style>
    <style:style style:name="T10" style:family="text">
      <style:text-properties fo:color="#1a1c1e" loext:opacity="100%" style:font-name="Inter" fo:font-size="10.5pt" fo:language="pt" fo:country="BR" fo:font-style="italic" fo:background-color="#ffffff" loext:char-shading-value="0" style:font-name-asian="Inter2" style:font-size-asian="10.5pt" style:language-asian="pt" style:country-asian="BR" style:font-style-asian="italic"/>
    </style:style>
    <style:style style:name="T11" style:family="text">
      <style:text-properties fo:color="#32302c" loext:opacity="100%" style:font-name="DM Mono" fo:font-size="10.5pt" fo:language="pt" fo:country="BR" fo:background-color="#e4e4e2" loext:char-shading-value="0" style:font-name-asian="DM Mono1" style:font-size-asian="10.5pt" style:language-asian="pt" style:country-asian="BR"/>
    </style:style>
    <style:style style:name="T12" style:family="text">
      <style:text-properties fo:color="#1a1c1e" loext:opacity="100%" style:font-name="Inter" fo:font-size="10.5pt" fo:language="pt" fo:country="BR" fo:background-color="#ffffff" loext:char-shading-value="0" style:font-name-asian="Inter2" style:font-size-asian="10.5pt" style:language-asian="pt" style:country-asian="BR"/>
    </style:style>
    <style:style style:name="T13" style:family="text">
      <style:text-properties fo:color="#1a1c1e" loext:opacity="100%" style:font-name="Inter" fo:font-size="10.5pt" fo:language="pt" fo:country="BR" officeooo:rsid="001c802a" fo:background-color="#ffffff" loext:char-shading-value="0" style:font-name-asian="Inter2" style:font-size-asian="10.5pt" style:language-asian="pt" style:country-asian="BR"/>
    </style:style>
    <style:style style:name="T14" style:family="text">
      <style:text-properties fo:color="#1a1c1e" loext:opacity="100%" style:font-name="Inter" fo:font-size="12pt" fo:language="pt" fo:country="BR" officeooo:rsid="001f536c" fo:background-color="#ffffff" loext:char-shading-value="0" style:font-name-asian="Inter2" style:font-size-asian="12pt" style:language-asian="pt" style:country-asian="BR" style:font-size-complex="10.5pt" style:language-complex="pt" style:country-complex="BR"/>
    </style:style>
    <style:style style:name="T15" style:family="text">
      <style:text-properties fo:color="#32302c" loext:opacity="100%" style:font-name="DM Mono" fo:font-size="10.5pt" fo:language="pt" fo:country="BR" fo:font-weight="bold" fo:background-color="#e4e4e2" loext:char-shading-value="0" style:font-name-asian="DM Mono1" style:font-size-asian="10.5pt" style:language-asian="pt" style:country-asian="BR" style:font-weight-asian="bold"/>
    </style:style>
    <style:style style:name="T16" style:family="text">
      <style:text-properties fo:color="#3f3f3f" loext:opacity="100%" fo:language="pt" fo:country="BR" style:language-asian="pt" style:country-asian="BR"/>
    </style:style>
    <style:style style:name="T17" style:family="text">
      <style:text-properties fo:color="#1a1c1e" loext:opacity="100%" style:font-name="Inter" fo:font-size="10.5pt" fo:language="pt" fo:country="BR" officeooo:rsid="001ecf10" fo:background-color="#ffffff" loext:char-shading-value="0" style:font-name-asian="Inter2" style:font-size-asian="10.5pt" style:language-asian="pt" style:country-asian="BR"/>
    </style:style>
    <style:style style:name="T18" style:family="text">
      <style:text-properties fo:color="#1a1c1e" loext:opacity="100%" style:font-name="Inter" fo:font-size="12pt" fo:language="pt" fo:country="BR" officeooo:rsid="001ecf10" fo:background-color="#ffffff" loext:char-shading-value="0" style:font-name-asian="Inter2" style:font-size-asian="12pt" style:language-asian="pt" style:country-asian="BR" style:font-size-complex="10.5pt" style:language-complex="pt" style:country-complex="BR"/>
    </style:style>
    <style:style style:name="T19" style:family="text">
      <style:text-properties fo:color="#3f3f3f" loext:opacity="100%" fo:language="pt" fo:country="BR" fo:font-weight="bold" style:language-asian="pt" style:country-asian="BR" style:font-weight-asian="bold"/>
    </style:style>
    <style:style style:name="T20" style:family="text">
      <style:text-properties fo:color="#3f3f3f" loext:opacity="100%" fo:language="pt" fo:country="BR" fo:font-weight="bold" fo:background-color="#ffff00" loext:char-shading-value="0" style:language-asian="pt" style:country-asian="BR" style:font-weight-asian="bold"/>
    </style:style>
    <style:style style:name="T21" style:family="text">
      <style:text-properties fo:language="pt" fo:country="BR" style:language-asian="pt" style:country-asian="BR"/>
    </style:style>
    <style:style style:name="T22" style:family="text">
      <style:text-properties fo:color="#1a1c1e" loext:opacity="100%" style:font-name="Inter1" fo:font-size="13.5pt" fo:language="pt" fo:country="BR" fo:font-weight="bold" style:font-name-asian="Inter2" style:font-size-asian="13.5pt" style:language-asian="pt" style:country-asian="BR" style:font-weight-asian="bold" style:language-complex="pt" style:country-complex="BR"/>
    </style:style>
    <style:style style:name="T23" style:family="text">
      <style:text-properties fo:color="#1a1c1e" loext:opacity="100%" style:font-name="Segoe UI Emoji" fo:font-size="12pt" fo:language="pt" fo:country="BR" fo:background-color="#ffffff" loext:char-shading-value="0" style:font-name-asian="Inter2" style:font-size-asian="12pt" style:language-asian="pt" style:country-asian="BR" style:font-size-complex="13.5pt" style:language-complex="pt" style:country-complex="BR" style:font-weight-complex="bold"/>
    </style:style>
    <style:style style:name="T24" style:family="text">
      <style:text-properties fo:color="#1a1c1e" loext:opacity="100%" style:font-name="Inter1" fo:font-size="10.5pt" fo:language="pt" fo:country="BR" fo:font-weight="bold" style:font-name-asian="Inter2" style:font-size-asian="10.5pt" style:language-asian="pt" style:country-asian="BR" style:font-weight-asian="bold"/>
    </style:style>
    <style:style style:name="T25" style:family="text">
      <style:text-properties fo:color="#1a1c1e" loext:opacity="100%" style:font-name="Inter" fo:font-size="10.5pt" fo:language="pt" fo:country="BR" officeooo:rsid="0024bdb7" fo:background-color="#ffffff" loext:char-shading-value="0" style:font-name-asian="Inter2" style:font-size-asian="10.5pt" style:language-asian="pt" style:country-asian="BR"/>
    </style:style>
    <style:style style:name="T26" style:family="text">
      <style:text-properties fo:language="pt" fo:country="BR"/>
    </style:style>
    <style:style style:name="T27" style:family="text">
      <style:text-properties fo:color="#1a1c1e" loext:opacity="100%" style:font-name="Inter" fo:font-size="10.5pt" fo:language="pt" fo:country="BR" fo:font-weight="bold" style:font-name-asian="Inter2" style:font-size-asian="10.5pt" style:language-asian="pt" style:country-asian="BR" style:font-weight-asian="bold"/>
    </style:style>
    <style:style style:name="T28" style:family="text">
      <style:text-properties fo:color="#1a1c1e" loext:opacity="100%" style:font-name="Inter" fo:font-size="10.5pt" fo:language="pt" fo:country="BR" style:font-name-asian="Inter2" style:font-size-asian="10.5pt" style:language-asian="pt" style:country-asian="BR"/>
    </style:style>
    <style:style style:name="T29" style:family="text">
      <style:text-properties fo:color="#1a1c1e" loext:opacity="100%" style:font-name="Inter" fo:font-size="12pt" fo:language="pt" fo:country="BR" style:font-name-asian="Inter2" style:font-size-asian="12pt" style:language-asian="pt" style:country-asian="BR" style:font-size-complex="10.5pt" style:language-complex="pt" style:country-complex="BR"/>
    </style:style>
    <style:style style:name="T30" style:family="text">
      <style:text-properties style:language-complex="pt" style:country-complex="BR"/>
    </style:style>
    <style:style style:name="T31" style:family="text">
      <style:text-properties fo:color="#1a1c1e" loext:opacity="100%" style:font-name="Inter" fo:font-size="10.5pt" fo:language="pt" fo:country="BR" officeooo:rsid="00206232" fo:background-color="#ffffff" loext:char-shading-value="0" style:font-name-asian="Inter2" style:font-size-asian="10.5pt" style:language-asian="pt" style:country-asian="BR"/>
    </style:style>
    <style:style style:name="T32" style:family="text">
      <style:text-properties fo:color="#1a1c1e" loext:opacity="100%" style:font-name="Inter" fo:font-size="10.5pt" fo:language="pt" fo:country="BR" officeooo:rsid="001d47aa" fo:background-color="#ffffff" loext:char-shading-value="0" style:font-name-asian="Inter2" style:font-size-asian="10.5pt" style:language-asian="pt" style:country-asian="BR"/>
    </style:style>
    <style:style style:name="T33" style:family="text">
      <style:text-properties fo:color="#1a1c1e" loext:opacity="100%" style:font-name="Inter" fo:font-size="12pt" fo:language="pt" fo:country="BR" officeooo:rsid="001d47aa" fo:background-color="#ffffff" loext:char-shading-value="0" style:font-name-asian="Inter2" style:font-size-asian="12pt" style:language-asian="pt" style:country-asian="BR" style:font-size-complex="10.5pt" style:language-complex="pt" style:country-complex="BR"/>
    </style:style>
    <style:style style:name="T34" style:family="text">
      <style:text-properties fo:color="#1a1c1e" loext:opacity="100%" style:font-name="Courier New" fo:font-size="10.5pt" fo:language="pt" fo:country="BR" style:font-size-asian="10.5pt" style:language-asian="pt" style:country-asian="BR"/>
    </style:style>
    <style:style style:name="T35" style:family="text">
      <style:text-properties fo:color="#1a1c1e" loext:opacity="100%" style:font-name="/ 1.2 KaTeX_Main" fo:language="pt" fo:country="BR" fo:background-color="#ffffff" loext:char-shading-value="0" style:font-name-asian="/ 1.2 KaTeX_Main1" style:language-asian="pt" style:country-asian="BR"/>
    </style:style>
    <style:style style:name="T36" style:family="text">
      <style:text-properties fo:color="#1a1c1e" loext:opacity="100%" style:font-name="Segoe UI Symbol" fo:font-size="12pt" fo:language="pt" fo:country="BR" fo:background-color="#ffffff" loext:char-shading-value="0" style:font-name-asian="/ 1.2 KaTeX_Main1" style:font-size-asian="12pt" style:language-asian="pt" style:country-asian="BR" style:font-size-complex="12pt" style:language-complex="pt" style:country-complex="BR"/>
    </style:style>
    <style:style style:name="T37" style:family="text">
      <style:text-properties fo:color="#1a1c1e" loext:opacity="100%" style:font-name="KaTeX_Math" fo:language="pt" fo:country="BR" fo:font-style="italic" fo:background-color="#ffffff" loext:char-shading-value="0" style:font-name-asian="KaTeX_Math1" style:language-asian="pt" style:country-asian="BR" style:font-style-asian="italic"/>
    </style:style>
    <style:style style:name="T38" style:family="text">
      <style:text-properties fo:color="#1a1c1e" loext:opacity="100%" style:font-name="Inter1" fo:font-size="10.5pt" fo:language="pt" fo:country="BR" style:font-name-asian="Inter2" style:font-size-asian="10.5pt" style:language-asian="pt" style:country-asian="BR" style:language-complex="pt" style:country-complex="BR"/>
    </style:style>
    <style:style style:name="T39" style:family="text">
      <style:text-properties fo:color="#1a1c1e" loext:opacity="100%" style:font-name="Inter" fo:font-size="10.5pt" fo:language="pt" fo:country="BR" fo:font-weight="bold" officeooo:rsid="001c802a" fo:background-color="#ffffff" loext:char-shading-value="0" style:font-name-asian="Inter2" style:font-size-asian="10.5pt" style:language-asian="pt" style:country-asian="BR" style:font-weight-asian="bold"/>
    </style:style>
    <style:style style:name="gr1" style:family="graphic">
      <style:graphic-properties draw:stroke="none" svg:stroke-width="0.026cm" svg:stroke-color="#000000" draw:fill-color="#000000" fo:min-height="0cm" fo:min-width="0cm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2">30) <text:s/>auditor_forense_pcdas.py</text:span></text:p>
      <text:p text:style-name="P1" loext:marker-style-name="T3"/>
      <text:h text:style-name="P2" text:outline-level="3" loext:marker-style-name="T4"><text:span text:style-name="T5">Por que este script é vital para o Artigo?</text:span></text:h>
      <text:list xml:id="list1848001945" text:style-name="WWNum1">
        <text:list-item>
          <text:p text:style-name="P3" loext:marker-style-name="T6"><text:span text:style-name="T7">Explicação Qualitativa do Débito:</text:span><text:span text:style-name="T8"> Quando </text:span><text:span text:style-name="T9">mostrarmos</text:span><text:span text:style-name="T8"> na tese que o hospital "transbordou", </text:span><text:span text:style-name="T9">usaremos</text:span><text:span text:style-name="T8"> este script para dizer: </text:span><text:span text:style-name="T10">"Dentre os pacientes que causaram o transbordamento, 40% apresentavam o CID X (Doença Crônica), com um custo médio de internação de R$ Y, confirmando que o gargalo financeiro e físico está atrelado a patologias específicas."</text:span></text:p>
        </text:list-item>
        <text:list-item>
          <text:p text:style-name="P3" loext:marker-style-name="T6"><text:span text:style-name="T7">Rastreabilidade Total:</text:span><text:span text:style-name="T8"> </text:span><text:span text:style-name="T9">Saímos</text:span><text:span text:style-name="T8"> do dado "frio" do otimizador (</text:span><text:span text:style-name="T11">id_paciente: 3123...</text:span><text:span text:style-name="T12">) e descobr</text:span><text:span text:style-name="T13">imos</text:span><text:span text:style-name="T12"> se aquele paciente </text:span><text:span text:style-name="T7">faleceu</text:span><text:span text:style-name="T8"> (</text:span><text:span text:style-name="T11">MORTE</text:span><text:span text:style-name="T12">), qual era o seu </text:span><text:span text:style-name="T7">diagnóstico secundário</text:span><text:span text:style-name="T8"> (comorbidades) e qual </text:span><text:span text:style-name="T7">procedimento</text:span><text:span text:style-name="T8"> foi realizado.</text:span></text:p>
        </text:list-item>
        <text:list-item>
          <text:p text:style-name="P3" loext:marker-style-name="T6"><text:span text:style-name="T7">Auditoria de Erros:</text:span><text:span text:style-name="T8"> Se encontrar</text:span><text:span text:style-name="T14">mos</text:span><text:span text:style-name="T8"> um paciente com 8000 horas de internação, este script vai mostrar o </text:span><text:span text:style-name="T11">CGC_HOSP</text:span><text:span text:style-name="T8"> (CNPJ do Hospital). </text:span><text:span text:style-name="T14">Podemos</text:span><text:span text:style-name="T8"> descobrir se é um hospital de retaguarda (onde internações longas são normais) ou um erro de digitação do HPS.</text:span></text:p>
        </text:list-item>
        <text:list-item>
          <text:p text:style-name="P3" loext:marker-style-name="T6"><text:span text:style-name="T7">Análise de Caráter (</text:span><text:span text:style-name="T15">CAR_INT</text:span><text:span text:style-name="T7">):</text:span><text:span text:style-name="T8"> Permite ver se o algoritmo foi obrigado a atrasar uma </text:span><text:span text:style-name="T7">Eletiva</text:span><text:span text:style-name="T8"> (fácil de gerir) ou uma </text:span><text:span text:style-name="T7">Urgência</text:span><text:span text:style-name="T8"> (crítico).</text:span></text:p>
        </text:list-item>
      </text:list>
      <text:p text:style-name="P4" loext:marker-style-name="T16"/>
      <text:h text:style-name="P2" text:outline-level="3" loext:marker-style-name="T4"><text:span text:style-name="T5">Como usar:</text:span><text:span text:style-name="T5"/></text:h>
      <text:list xml:id="list2505736693" text:style-name="WWNum2">
        <text:list-item>
          <text:p text:style-name="P5" loext:marker-style-name="T6"><text:span text:style-name="T12">Cri</text:span><text:span text:style-name="T17">ar</text:span><text:span text:style-name="T12"> um arquivo chamado </text:span><text:span text:style-name="T11">ids_para_auditoria.csv</text:span><text:span text:style-name="T12">.</text:span></text:p>
        </text:list-item>
        <text:list-item>
          <text:p text:style-name="P5" loext:marker-style-name="T6"><text:span text:style-name="T12">Colo</text:span><text:span text:style-name="T17">car</text:span><text:span text:style-name="T12"> uma coluna chamada </text:span><text:span text:style-name="T11">id_paciente</text:span><text:span text:style-name="T8"> com os números das AIHs que </text:span><text:span text:style-name="T18">queremos</text:span><text:span text:style-name="T8"> investigar (ex: os 13 que sobraram do teste de 1.171).</text:span></text:p>
        </text:list-item>
        <text:list-item>
          <text:p text:style-name="P5" loext:marker-style-name="T6"><text:span text:style-name="T12">Rod</text:span><text:span text:style-name="T17">ar</text:span><text:span text:style-name="T12"> o script.</text:span></text:p>
        </text:list-item>
      </text:list>
      <text:p text:style-name="Standard"/>
      <text:p text:style-name="Standard" loext:marker-style-name="T19"><text:span text:style-name="T20">31) ANALISE DOS 26 PACIENTES FORA DO HORIZONTE (13 EM março e 13 EM abril)</text:span></text:p>
      <text:p text:style-name="P4" loext:marker-style-name="T16"/>
      <text:p text:style-name="P6" loext:marker-style-name="T6"><text:span text:style-name="T12">Esta é uma </text:span><text:span text:style-name="T7">Auditoria Forense e Clínica</text:span><text:span text:style-name="T8"> detalhada sobre a amostra de 26 pacientes extraídos da base PCDaS do Hospital Geral em Juiz de Fora (CNPJ final 0172).</text:span></text:p>
      <text:p text:style-name="P7" loext:marker-style-name="T6"><text:span text:style-name="T12">Esta lista é a "prova material" do desafio enfrentado pelo otimizador: ela é composta majoritariamente por </text:span><text:span text:style-name="T7">pacientes de longa permanência e alta complexidade</text:span><text:span text:style-name="T12">, que são os verdadeiros "sequestradores de leitos" no sistema público.</text:span></text:p>
      <text:p text:style-name="P8" loext:marker-style-name="T21"><draw:custom-shape text:anchor-type="char" draw:z-index="0" draw:name="Forma1" draw:style-name="gr1" draw:text-style-name="P9" svg:width="0.003cm" svg:height="0.054cm" svg:x="0cm" svg:y="0cm"><text:p/><draw:enhanced-geometry svg:viewBox="0 0 21600 21600" draw:type="rectangle" draw:enhanced-path="M 0 0 L 21600 0 21600 21600 0 21600 0 0 Z N"/></draw:custom-shape></text:p>
      <text:h text:style-name="P10" text:outline-level="3" loext:marker-style-name="T22"><text:span text:style-name="T23">📑</text:span><text:span text:style-name="T5"> RELATÓRIO DE AUDITORIA CLÍNICA E EPIDEMIOLÓGICA</text:span></text:h>
      <text:h text:style-name="P2" text:outline-level="4" loext:marker-style-name="T24"><text:span text:style-name="T7">1. Mapeamento e Tradução de CIDs (Causas da Internação)</text:span><text:span text:style-name="T7"/></text:h>
      <text:p text:style-name="P7" loext:marker-style-name="T6"><text:span text:style-name="T12">Abaixo, identifi</text:span><text:span text:style-name="T25">camos</text:span><text:span text:style-name="T12"> a patologia por trás de cada código encontrado na amostra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" loext:marker-style-name="T26"><text:span text:style-name="T27">CID-10</text:span><text:span text:style-name="T27"/></text:p>
          </table:table-cell>
          <table:table-cell table:style-name="Tabela1.A1" office:value-type="string">
            <text:p text:style-name="P11" loext:marker-style-name="T26"><text:span text:style-name="T27">Descrição Médica</text:span><text:span text:style-name="T27"/></text:p>
          </table:table-cell>
          <table:table-cell table:style-name="Tabela1.A1" office:value-type="string">
            <text:p text:style-name="P11" loext:marker-style-name="T26"><text:span text:style-name="T27">Perfil Clínico</text:span><text:span text:style-name="T27"/></text:p>
          </table:table-cell>
        </table:table-row>
        <table:table-row table:style-name="Tabela1.1">
          <table:table-cell table:style-name="Tabela1.A1" office:value-type="string">
            <text:p text:style-name="P11" loext:marker-style-name="T26"><text:span text:style-name="T27">P072 </text:span><text:soft-page-break/><text:span text:style-name="T27">/ P073</text:span><text:span text:style-name="T27"/></text:p>
          </table:table-cell>
          <table:table-cell table:style-name="Tabela1.A1" office:value-type="string">
            <text:p text:style-name="P11" loext:marker-style-name="T26"><text:span text:style-name="T28">Extremamente </text:span><text:soft-page-break/><text:span text:style-name="T28">prematuro / Recém-nascido pré-termo</text:span><text:span text:style-name="T28"/></text:p>
          </table:table-cell>
          <table:table-cell table:style-name="Tabela1.A1" office:value-type="string">
            <text:p text:style-name="P11" loext:marker-style-name="T26"><text:span text:style-name="T27">Neonatologia Crítica.</text:span><text:span text:style-name="T29"> Exige </text:span><text:soft-page-break/><text:span text:style-name="T29">UTI por longos períodos.</text:span></text:p>
          </table:table-cell>
        </table:table-row>
        <table:table-row table:style-name="Tabela1.1">
          <table:table-cell table:style-name="Tabela1.A1" office:value-type="string">
            <text:p text:style-name="P11" loext:marker-style-name="T26"><text:span text:style-name="T27">I500</text:span><text:span text:style-name="T27"/></text:p>
          </table:table-cell>
          <table:table-cell table:style-name="Tabela1.A1" office:value-type="string">
            <text:p text:style-name="P11" loext:marker-style-name="T26"><text:span text:style-name="T28">Insuficiência cardíaca congestiva</text:span><text:span text:style-name="T28"/></text:p>
          </table:table-cell>
          <table:table-cell table:style-name="Tabela1.A1" office:value-type="string">
            <text:p text:style-name="P11" loext:marker-style-name="T26"><text:span text:style-name="T27">Cardiologia.</text:span><text:span text:style-name="T29"> Pacientes crônicos descompensados.</text:span></text:p>
          </table:table-cell>
        </table:table-row>
        <table:table-row table:style-name="Tabela1.1">
          <table:table-cell table:style-name="Tabela1.A1" office:value-type="string">
            <text:p text:style-name="P11" loext:marker-style-name="T26"><text:span text:style-name="T27">I64</text:span><text:span text:style-name="T27"/></text:p>
          </table:table-cell>
          <table:table-cell table:style-name="Tabela1.A1" office:value-type="string">
            <text:p text:style-name="P11" loext:marker-style-name="T26"><text:span text:style-name="T28">Acidente vascular cerebral (AVC)</text:span><text:span text:style-name="T28"/></text:p>
          </table:table-cell>
          <table:table-cell table:style-name="Tabela1.A1" office:value-type="string">
            <text:p text:style-name="P11" loext:marker-style-name="T26"><text:span text:style-name="T27">Neurologia Aguda.</text:span><text:span text:style-name="T29"> Alto risco de óbito e sequelas.</text:span></text:p>
          </table:table-cell>
        </table:table-row>
        <table:table-row table:style-name="Tabela1.1">
          <table:table-cell table:style-name="Tabela1.A1" office:value-type="string">
            <text:p text:style-name="P11" loext:marker-style-name="T26"><text:span text:style-name="T27">A499</text:span><text:span text:style-name="T27"/></text:p>
          </table:table-cell>
          <table:table-cell table:style-name="Tabela1.A1" office:value-type="string">
            <text:p text:style-name="P11" loext:marker-style-name="T26"><text:span text:style-name="T28">Infecção bacteriana não especificada (Sepse)</text:span><text:span text:style-name="T28"/></text:p>
          </table:table-cell>
          <table:table-cell table:style-name="Tabela1.A1" office:value-type="string">
            <text:p text:style-name="P11" loext:marker-style-name="T26"><text:span text:style-name="T27">Infectologia.</text:span><text:span text:style-name="T29"> Tratamento intensivo com antibióticos.</text:span></text:p>
          </table:table-cell>
        </table:table-row>
        <table:table-row table:style-name="Tabela1.1">
          <table:table-cell table:style-name="Tabela1.A1" office:value-type="string">
            <text:p text:style-name="P11" loext:marker-style-name="T26"><text:span text:style-name="T27">R100</text:span><text:span text:style-name="T27"/></text:p>
          </table:table-cell>
          <table:table-cell table:style-name="Tabela1.A1" office:value-type="string">
            <text:p text:style-name="P11" loext:marker-style-name="T26"><text:span text:style-name="T28">Abdome agudo</text:span><text:span text:style-name="T28"/></text:p>
          </table:table-cell>
          <table:table-cell table:style-name="Tabela1.A1" office:value-type="string">
            <text:p text:style-name="P11" loext:marker-style-name="T26"><text:span text:style-name="T27">Cirurgia de Emergência.</text:span><text:span text:style-name="T29"> Alto custo hospitalar.</text:span></text:p>
          </table:table-cell>
        </table:table-row>
        <table:table-row table:style-name="Tabela1.1">
          <table:table-cell table:style-name="Tabela1.A1" office:value-type="string">
            <text:p text:style-name="P11" loext:marker-style-name="T26"><text:span text:style-name="T27">K565</text:span><text:span text:style-name="T27"/></text:p>
          </table:table-cell>
          <table:table-cell table:style-name="Tabela1.A1" office:value-type="string">
            <text:p text:style-name="P11" loext:marker-style-name="T26"><text:span text:style-name="T28">Obstrução intestinal (Aderências/Brida)</text:span><text:span text:style-name="T28"/></text:p>
          </table:table-cell>
          <table:table-cell table:style-name="Tabela1.A1" office:value-type="string">
            <text:p text:style-name="P11" loext:marker-style-name="T26"><text:span text:style-name="T27">Cirurgia Digestiva.</text:span><text:span text:style-name="T29"> Gravidade elevada, risco de sepse.</text:span></text:p>
          </table:table-cell>
        </table:table-row>
        <table:table-row table:style-name="Tabela1.1">
          <table:table-cell table:style-name="Tabela1.A1" office:value-type="string">
            <text:p text:style-name="P11" loext:marker-style-name="T26"><text:span text:style-name="T27">C21</text:span><text:span text:style-name="T27"/></text:p>
          </table:table-cell>
          <table:table-cell table:style-name="Tabela1.A1" office:value-type="string">
            <text:p text:style-name="P11" loext:marker-style-name="T26"><text:span text:style-name="T28">Neoplasia maligna do ânus e canal anal</text:span><text:span text:style-name="T28"/></text:p>
          </table:table-cell>
          <table:table-cell table:style-name="Tabela1.A1" office:value-type="string">
            <text:p text:style-name="P11" loext:marker-style-name="T26"><text:span text:style-name="T27">Oncologia.</text:span><text:span text:style-name="T29"> Casos de alta complexidade e longo curso.</text:span></text:p>
          </table:table-cell>
        </table:table-row>
        <table:table-row table:style-name="Tabela1.1">
          <table:table-cell table:style-name="Tabela1.A1" office:value-type="string">
            <text:p text:style-name="P11" loext:marker-style-name="T26"><text:span text:style-name="T27">G404 / G409</text:span><text:span text:style-name="T27"/></text:p>
          </table:table-cell>
          <table:table-cell table:style-name="Tabela1.A1" office:value-type="string">
            <text:p text:style-name="P11" loext:marker-style-name="T26"><text:span text:style-name="T28">Epilepsia (Idiopática / Não especificada)</text:span><text:span text:style-name="T28"/></text:p>
          </table:table-cell>
          <table:table-cell table:style-name="Tabela1.A1" office:value-type="string">
            <text:p text:style-name="P11" loext:marker-style-name="T26"><text:span text:style-name="T27">Neurologia.</text:span><text:span text:style-name="T29"> Controle de crises refratárias.</text:span></text:p>
          </table:table-cell>
        </table:table-row>
        <table:table-row table:style-name="Tabela1.1">
          <table:table-cell table:style-name="Tabela1.A1" office:value-type="string">
            <text:p text:style-name="P11" loext:marker-style-name="T26"><text:span text:style-name="T27">P285 / P90</text:span><text:span text:style-name="T27"/></text:p>
          </table:table-cell>
          <table:table-cell table:style-name="Tabela1.A1" office:value-type="string">
            <text:p text:style-name="P11" loext:marker-style-name="T26"><text:span text:style-name="T28">Insuficiência respiratória / Convulsões do RN</text:span><text:span text:style-name="T28"/></text:p>
          </table:table-cell>
          <table:table-cell table:style-name="Tabela1.A1" office:value-type="string">
            <text:p text:style-name="P11" loext:marker-style-name="T26"><text:span text:style-name="T27">Neonatologia.</text:span><text:span text:style-name="T29"> Estabilização vital de recém-nascidos.</text:span></text:p>
          </table:table-cell>
        </table:table-row>
        <table:table-row table:style-name="Tabela1.1">
          <table:table-cell table:style-name="Tabela1.A1" office:value-type="string">
            <text:p text:style-name="P11" loext:marker-style-name="T26"><text:span text:style-name="T27">L89</text:span><text:span text:style-name="T27"/></text:p>
          </table:table-cell>
          <table:table-cell table:style-name="Tabela1.A1" office:value-type="string">
            <text:p text:style-name="P11" loext:marker-style-name="T30"><text:span text:style-name="T29">Úlcera de decúbito (Escarra)</text:span><text:span text:style-name="T29"/></text:p>
          </table:table-cell>
          <table:table-cell table:style-name="Tabela1.A1" office:value-type="string">
            <text:p text:style-name="P11" loext:marker-style-name="T26"><text:span text:style-name="T27">Geriatria/Crônicos.</text:span><text:span text:style-name="T29"> Indica paciente acamado de longa data.</text:span></text:p>
          </table:table-cell>
        </table:table-row>
        <table:table-row table:style-name="Tabela1.1">
          <table:table-cell table:style-name="Tabela1.A1" office:value-type="string">
            <text:p text:style-name="P11" loext:marker-style-name="T26"><text:span text:style-name="T27">B342</text:span><text:span text:style-name="T27"/></text:p>
          </table:table-cell>
          <table:table-cell table:style-name="Tabela1.A1" office:value-type="string">
            <text:p text:style-name="P11" loext:marker-style-name="T26"><text:span text:style-name="T28">Infecção por coronavírus (COVID-19)</text:span><text:span text:style-name="T28"/></text:p>
          </table:table-cell>
          <table:table-cell table:style-name="Tabela1.A1" office:value-type="string">
            <text:p text:style-name="P11" loext:marker-style-name="T26"><text:span text:style-name="T27">Infectologia Respiratória.</text:span><text:span text:style-name="T27"/></text:p>
          </table:table-cell>
        </table:table-row>
        <table:table-row table:style-name="Tabela1.1">
          <table:table-cell table:style-name="Tabela1.A1" office:value-type="string">
            <text:p text:style-name="P11" loext:marker-style-name="T26"><text:span text:style-name="T27">E148</text:span><text:span text:style-name="T27"/></text:p>
          </table:table-cell>
          <table:table-cell table:style-name="Tabela1.A1" office:value-type="string">
            <text:p text:style-name="P11" loext:marker-style-name="T26"><text:span text:style-name="T28">Diabetes Mellitus com complicações</text:span><text:span text:style-name="T28"/></text:p>
          </table:table-cell>
          <table:table-cell table:style-name="Tabela1.A1" office:value-type="string">
            <text:p text:style-name="P11" loext:marker-style-name="T26"><text:span text:style-name="T27">Endocrinologia.</text:span><text:span text:style-name="T29"> Descompensação metabólica grave.</text:span></text:p>
          </table:table-cell>
        </table:table-row>
      </table:table>
      <text:p text:style-name="P8" loext:marker-style-name="T21"><draw:custom-shape text:anchor-type="char" draw:z-index="1" draw:name="Forma2" draw:style-name="gr1" draw:text-style-name="P9" svg:width="0.003cm" svg:height="0.054cm" svg:x="0cm" svg:y="0cm"><text:p/><draw:enhanced-geometry svg:viewBox="0 0 21600 21600" draw:type="rectangle" draw:enhanced-path="M 0 0 L 21600 0 21600 21600 0 21600 0 0 Z N"/></draw:custom-shape></text:p>
      <text:h text:style-name="P2" text:outline-level="4" loext:marker-style-name="T24"><text:span text:style-name="T7">2. Análise de Causa Raiz: Por que o hospital "transborda"?</text:span><text:span text:style-name="T7"/></text:h>
      <text:p text:style-name="P7" loext:marker-style-name="T6"><text:span text:style-name="T31">Identificamos</text:span><text:span text:style-name="T12"> três padrões críticos nesta amostra que explicam os resultados do otimizador:</text:span></text:p>
      <text:list text:continue-list="list1848001945" text:style-name="WWNum1">
        <text:list-item>
          <text:p text:style-name="P3" loext:marker-style-name="T6"><text:soft-page-break/><text:span text:style-name="T7">A Carga da Neonatologia (O Gargalo Invisível):</text:span><text:span text:style-name="T12"><text:line-break/>Os pacientes com IDs terminados em </text:span><text:span text:style-name="T7">2090, 83934, 89247, 42530 e 42541</text:span><text:span text:style-name="T8"> são recém-nascidos (Idade 0). Eles apresentam permanências de </text:span><text:span text:style-name="T7">33 a 39 dias</text:span><text:span text:style-name="T12">. Na UTI, esses pacientes não "giram". Eles ocupam o leito de forma contínua, o que explica por que a base central de 62 pacientes já flerta com a saturação.</text:span></text:p>
        </text:list-item>
        <text:list-item>
          <text:p text:style-name="P3" loext:marker-style-name="T6"><text:span text:style-name="T7">O "Super Caso" de Custo e Tempo (AIH 3123129239318):</text:span><text:span text:style-name="T12"><text:line-break/>Este paciente (CID R100 - Abdome Agudo) custou </text:span><text:span text:style-name="T7">R$ 37.411,81</text:span><text:span text:style-name="T8"> aos cofres públicos e ficou </text:span><text:span text:style-name="T7">51 dias internado</text:span><text:span text:style-name="T12">. Este único paciente consome o equivalente a 17 internações curtas (de 3 dias). Para o algoritmo, ele é um "bloco de concreto" que impede qualquer flexibilidade na agenda por quase dois meses.</text:span></text:p>
        </text:list-item>
        <text:list-item>
          <text:p text:style-name="P3" loext:marker-style-name="T6"><text:span text:style-name="T7">Auditoria de Mortalidade (Justiça Clínica):</text:span><text:span text:style-name="T12"><text:line-break/>Detectamos dois óbitos (</text:span><text:span text:style-name="T7">AIH 40968 e 42475</text:span><text:span text:style-name="T12">). Ambos eram casos graves (Neurologia e Obstrução Intestinal). No artigo, </text:span><text:span text:style-name="T32">devemos</text:span><text:span text:style-name="T12"> checar se a solução de </text:span><text:span text:style-name="T7">"Menor Risco Clínico"</text:span><text:span text:style-name="T8"> do NSGA-II teria colocado esses pacientes para dentro do hospital mais cedo do que a solução de "Menor Espera". Se sim, </text:span><text:span text:style-name="T33">temos</text:span><text:span text:style-name="T8"> a prova de que </text:span><text:span text:style-name="T33">o</text:span><text:span text:style-name="T8"> algoritmo pode </text:span><text:span text:style-name="T7">salvar vidas reais</text:span><text:span text:style-name="T12">.</text:span></text:p>
        </text:list-item>
      </text:list>
      <text:p text:style-name="P8" loext:marker-style-name="T21"><draw:custom-shape text:anchor-type="char" draw:z-index="2" draw:name="Forma3" draw:style-name="gr1" draw:text-style-name="P9" svg:width="0.003cm" svg:height="0.054cm" svg:x="0cm" svg:y="0cm"><text:p/><draw:enhanced-geometry svg:viewBox="0 0 21600 21600" draw:type="rectangle" draw:enhanced-path="M 0 0 L 21600 0 21600 21600 0 21600 0 0 Z N"/></draw:custom-shape></text:p>
      <text:h text:style-name="P2" text:outline-level="4" loext:marker-style-name="T24"><text:span text:style-name="T7">3. Insights Financeiros e Operacionais (Para a Discussão do Artigo)</text:span><text:span text:style-name="T7"/></text:h>
      <text:list text:continue-list="list2505736693" text:style-name="WWNum2">
        <text:list-item>
          <text:p text:style-name="P5" loext:marker-style-name="T6"><text:span text:style-name="T7">O Custo da UTI:</text:span><text:span text:style-name="T8"> Note que na AIH </text:span><text:span text:style-name="T7">3123129293010</text:span><text:span text:style-name="T8"> (Oncologia), dos R</text:span></text:p>
        </text:list-item>
      </text:list>
      <text:p text:style-name="P12" loext:marker-style-name="T34"><text:span text:style-name="T35">25.660decustototal,</text:span><text:span text:style-name="T36">∗∗</text:span><text:span text:style-name="T35">R25.660</text:span><text:span text:style-name="T37">decustototal</text:span><text:span text:style-name="T35">,</text:span><text:span text:style-name="T36">∗∗</text:span><text:span text:style-name="T37">R</text:span></text:p>
      <text:p text:style-name="P13" loext:marker-style-name="T38"><text:span text:style-name="T8"> 20.400,00 (80%) foram apenas de VAL_UTI**. Isso reforça a tese de que a UTI é o recurso mais caro e escasso do hospital, validando a importância do sistema de otimização.</text:span></text:p>
      <text:list text:continue-numbering="true" text:style-name="WWNum2">
        <text:list-item>
          <text:p text:style-name="P5" loext:marker-style-name="T6"><text:span text:style-name="T7">Insolvência Geográfica:</text:span><text:span text:style-name="T8"> Há pacientes de vários municípios da região (</text:span><text:span text:style-name="T7">MUNIC_RES</text:span><text:span text:style-name="T8"> 316290, 314950, 313860). Isso prova que o Hospital 0172 de Juiz de Fora é um </text:span><text:span text:style-name="T7">Hub Regional</text:span><text:span text:style-name="T12">. O otimizador, portanto, não está gerindo apenas uma cidade, mas a retaguarda de saúde de toda uma macrorregião mineira.</text:span></text:p>
        </text:list-item>
      </text:list>
      <text:h text:style-name="P2" text:outline-level="3" loext:marker-style-name="T22"><text:span text:style-name="T23">📝</text:span><text:span text:style-name="T5"> Sugestão de Parágrafo para o Artigo (Overleaf):</text:span></text:h>
      <text:p text:style-name="P14" loext:marker-style-name="T6"><text:span text:style-name="T10">"A granular clinical audit of the dataset revealed that the scheduling bottleneck is primarily driven by three clusters: (1) Neonatal care with extended stays (avg. 35 days), (2) high-cost surgical emergencies (e.g., Acute Abdomen with costs exceeding R$ 37k), and (3) regional referrals for stroke and oncology. These 'bed-seizing' cases explain why even a theoretically sufficient capacity of 186 beds leads to systemic insolvency under peak demand, as a single long-stay patient consumes the equivalent resources of approximately 17 standard acute admissions."</text:span><text:span text:style-name="T10"/></text:p>
      <text:p text:style-name="Standard" loext:marker-style-name="T6"><text:span text:style-name="T39">E</text:span><text:span text:style-name="T7">sta análise "fecha" a parte qualitativa do trabalho.</text:span><text:span text:style-name="T8"> </text:span><text:span text:style-name="T9">A</text:span><text:span text:style-name="T8">gora não fala</text:span><text:span text:style-name="T9">mos</text:span><text:span text:style-name="T8"> mais de IDs anônimos, </text:span><text:span text:style-name="T9">falmaos</text:span><text:span text:style-name="T8"> de bebês prematuros, casos de câncer e emergências cirúrgicas reais do SUS em Juiz de Fora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/ 1.2 KaTeX_Main" svg:font-family="'/ 1.2 KaTeX_Main'" style:font-pitch="variable"/>
    <style:font-face style:name="/ 1.2 KaTeX_Main1" svg:font-family="'/ 1.2 KaTeX_Main'" style:font-family-generic="system" style:font-pitch="variable"/>
    <style:font-face style:name="Calibri" svg:font-family="Calibri" style:font-pitch="variable"/>
    <style:font-face style:name="Courier New" svg:font-family="'Courier New'" style:font-family-generic="roman" style:font-pitch="variable"/>
    <style:font-face style:name="DM Mono" svg:font-family="'DM Mono'" style:font-pitch="variable"/>
    <style:font-face style:name="DM Mono1" svg:font-family="'DM Mono'" style:font-family-generic="system" style:font-pitch="variable"/>
    <style:font-face style:name="Inter" svg:font-family="Inter" style:font-pitch="variable"/>
    <style:font-face style:name="Inter1" svg:font-family="Inter" style:font-family-generic="roman" style:font-pitch="variable"/>
    <style:font-face style:name="Inter2" svg:font-family="Inter" style:font-family-generic="system" style:font-pitch="variable"/>
    <style:font-face style:name="KaTeX_Math" svg:font-family="KaTeX_Math" style:font-pitch="variable"/>
    <style:font-face style:name="KaTeX_Math1" svg:font-family="KaTeX_Math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pitch="variable"/>
    <style:font-face style:name="Segoe UI Symbol" svg:font-family="'Segoe UI Symbol'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>
      <style:text-properties style:font-name="Calibri" fo:font-family="Calibri" style:font-pitch="variable" fo:font-size="12pt" style:font-name-asian="Times New Roman" style:font-family-asian="'Times New Roman'" style:font-family-generic-asian="system" style:font-pitch-asian="variable" style:font-size-asian="12pt"/>
    </style:style>
    <style:style style:name="Line_20_Numbering" style:display-name="Line Numbering" style:family="text" style:parent-style-name="Default_20_Paragraph_20_Font"/>
    <style:style style:name="Internet_20_Link" style:display-name="Internet Link" style:family="text">
      <style:text-properties fo:color="#0000ff" loext:opacity="100%" style:font-name="Calibri" fo:font-family="Calibri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is-legal="tru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is-legal="true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is-legal="tru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is-legal="true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is-legal="tru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is-legal="true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is-legal="tru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is-legal="true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is-legal="tru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is-legal="true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is-legal="tru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4T21:23:04.128000000</meta:creation-date>
    <dc:date>2026-01-04T21:40:59.420000000</dc:date>
    <meta:editing-duration>PT10M27S</meta:editing-duration>
    <meta:editing-cycles>13</meta:editing-cycles>
    <meta:generator>LibreOffice/24.8.0.3$Windows_X86_64 LibreOffice_project/0bdf1299c94fe897b119f97f3c613e9dca6be583</meta:generator>
    <meta:document-statistic meta:table-count="1" meta:image-count="0" meta:object-count="0" meta:page-count="3" meta:paragraph-count="68" meta:word-count="871" meta:character-count="5679" meta:non-whitespace-character-count="4886"/>
  </office:meta>
</office:document-meta>
</file>